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0.99pt solid #000000" fo:background-color="#cccccc" fo:border-left="0.99pt solid #000000" fo:border-right="none" fo:border-top="0.99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5" style:family="table-cell" style:parent-style-name="Default">
      <style:table-cell-properties fo:border-bottom="0.99pt solid #000000" fo:border-left="0.99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99pt solid #000000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0.99pt solid #000000" fo:background-color="#cccccc" fo:border-left="none" fo:border-right="0.99pt solid #000000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>
      <style:table-cell-properties fo:border-bottom="none" fo:border-left="none" fo:border-right="0.99pt solid #000000" fo:border-top="0.99pt solid #000000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solid" svg:stroke-width="1mm" svg:stroke-color="#ff9966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eal" table:style-name="ta1">
        <table:shapes>
          <draw:frame draw:z-index="0" draw:style-name="gr1" draw:text-style-name="P1" svg:width="159.99mm" svg:height="96.8mm" svg:x="78.9mm" svg:y="29.26mm">
            <loext:p draw:notify-on-update-of-ranges="Lineal.B7:Lineal.B27 Lineal.C6:Lineal.C6 Lineal.C7:Lineal.C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ecuación lineal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table table:name="exponencial" table:style-name="ta1">
        <table:shapes>
          <draw:frame draw:z-index="0" draw:style-name="gr1" draw:text-style-name="P1" svg:width="159.99mm" svg:height="96.8mm" svg:x="78.9mm" svg:y="29.26mm">
            <loext:p draw:notify-on-update-of-ranges="exponencial.B7:exponencial.B27 exponencial.C6:exponencial.C6 exponencial.C7:exponencial.C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ecuación exponencial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table table:name="logaritmica" table:style-name="ta1">
        <table:shapes>
          <draw:frame draw:z-index="0" draw:style-name="gr1" draw:text-style-name="P1" svg:width="159.99mm" svg:height="96.8mm" svg:x="78.9mm" svg:y="29.26mm">
            <loext:p draw:notify-on-update-of-ranges="logaritmica.B7:logaritmica.B27 logaritmica.C6:logaritmica.C6 logaritmica.C7:logaritmica.C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ecuación logarítmica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table table:name="potencia" table:style-name="ta1">
        <table:shapes>
          <draw:frame draw:z-index="0" draw:style-name="gr1" draw:text-style-name="P1" svg:width="159.99mm" svg:height="96.8mm" svg:x="78.9mm" svg:y="29.26mm">
            <loext:p draw:notify-on-update-of-ranges="potencia.B7:potencia.B27 potencia.C6:potencia.C6 potencia.C7:potencia.C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ecuación potencia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table table:name="polinomica" table:style-name="ta1">
        <table:shapes>
          <draw:frame draw:z-index="0" draw:style-name="gr1" draw:text-style-name="P1" svg:width="159.99mm" svg:height="96.8mm" svg:x="78.9mm" svg:y="29.26mm">
            <loext:p draw:notify-on-update-of-ranges="polinomica.B7:polinomica.B27 polinomica.C6:polinomica.C6 polinomica.C7:polinomica.C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ecuación polinómica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20" calcext:value-type="float">
            <text:p>-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table table:name="voltaje" table:style-name="ta1">
        <table:shapes>
          <draw:frame draw:z-index="0" draw:style-name="gr1" draw:text-style-name="P1" svg:width="159.99mm" svg:height="96.8mm" svg:x="78.9mm" svg:y="29.26mm">
            <loext:p draw:notify-on-update-of-ranges="voltaje.B7:voltaje.B27 voltaje.C6:voltaje.C6 voltaje.C7:voltaje.C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voltaje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office:value-type="float" office:value="21.7" calcext:value-type="float">
            <text:p>21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office:value-type="float" office:value="19.7" calcext:value-type="float">
            <text:p>19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5.8" calcext:value-type="float">
            <text:p>15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2.4" calcext:value-type="float">
            <text:p>12,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22.8" calcext:value-type="float">
            <text:p>22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23.4" calcext:value-type="float">
            <text:p>23,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24.2" calcext:value-type="float">
            <text:p>24,2</text:p>
          </table:table-cell>
          <table:table-cell table:number-columns-repeated="8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table table:name="amperios" table:style-name="ta1">
        <table:shapes>
          <draw:frame draw:z-index="0" draw:style-name="gr1" draw:text-style-name="P1" svg:width="159.99mm" svg:height="96.8mm" svg:x="78.9mm" svg:y="29.26mm">
            <loext:p draw:notify-on-update-of-ranges="amperios.B7:amperios.B27 amperios.C6:amperios.C6 amperios.C7:amperios.C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default-cell-style-name="ce8"/>
        <table:table-column table:style-name="co1" table:number-columns-repeated="7" table:default-cell-style-name="Default"/>
        <table:table-column table:style-name="co1" table:default-cell-style-name="ce13"/>
        <table:table-row table:style-name="ro1" table:number-rows-repeated="2">
          <table:table-cell/>
          <table:table-cell table:style-name="Default" table:number-columns-repeated="2"/>
          <table:table-cell table:number-columns-repeated="7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Cálculo Constantes de amperios</text:p>
          </table:table-cell>
          <table:covered-table-cell table:style-name="ce6"/>
          <table:covered-table-cell table:number-columns-repeated="7" table:style-name="ce11"/>
          <table:covered-table-cell table:style-name="ce12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untos de calibración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Valor Raw</text:p>
          </table:table-cell>
          <table:table-cell table:style-name="ce7" office:value-type="string" calcext:value-type="string">
            <text:p>Valor Real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0.21" calcext:value-type="float">
            <text:p>0,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0.57" calcext:value-type="float">
            <text:p>0,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0.93" calcext:value-type="float">
            <text:p>0,93</text:p>
          </table:table-cell>
          <table:table-cell table:number-columns-repeated="8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/>
          <table:table-cell table:style-name="ce2"/>
          <table:table-cell table:style-name="ce9"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 table:style-name="ce10" table:number-columns-repeated="8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00:37:50.7106451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3:31:27.453027823</meta:creation-date>
    <dc:date>2017-06-25T00:43:22.072563193</dc:date>
    <meta:editing-duration>PT15M20S</meta:editing-duration>
    <meta:editing-cycles>7</meta:editing-cycles>
    <meta:generator>LibreOffice/5.2.7.2$Linux_X86_64 LibreOffice_project/20m0$Build-2</meta:generator>
    <meta:document-statistic meta:table-count="7" meta:cell-count="11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4.146cm" svg:y="0.329cm" chart:style-name="ch2">
          <text:p>Cálculo Constantes de Ecuación Lineal</text:p>
        </chart:title>
        <chart:plot-area chart:style-name="ch3" table:cell-range-address="Lineal.B7:Lineal.C27 Lineal.C6:Lineal.C6" chart:data-source-has-labels="row" svg:x="1.331cm" svg:y="1.301cm" svg:width="14.349cm" svg:height="7.206cm">
          <chartooo:coordinate-region svg:x="2.058cm" svg:y="1.456cm" svg:width="13.342cm" svg:height="6.807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Lineal.C7:Lineal.C27" chart:label-cell-address="Lineal.C6:Lineal.C6" chart:class="chart:scatter">
            <chart:domain table:cell-range-address="Lineal.B7:Lineal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Lineal.C6:Lineal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Lineal.B7:Lineal.B27</svg:desc>
                </draw:g>
              </table:table-cell>
              <table:table-cell office:value-type="float" office:value="0">
                <text:p>0</text:p>
                <draw:g>
                  <svg:desc>Lineal.C7:Lineal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3.551cm" svg:y="0.329cm" chart:style-name="ch2">
          <text:p>Cálculo Constantes de Ecuación Exponencial</text:p>
        </chart:title>
        <chart:plot-area chart:style-name="ch3" table:cell-range-address="exponencial.B7:exponencial.C27 exponencial.C6:exponencial.C6" chart:data-source-has-labels="row" svg:x="1.331cm" svg:y="1.301cm" svg:width="14.349cm" svg:height="7.206cm">
          <chartooo:coordinate-region svg:x="2.058cm" svg:y="1.456cm" svg:width="13.342cm" svg:height="6.807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exponencial.C7:exponencial.C27" chart:label-cell-address="exponencial.C6:exponencial.C6" chart:class="chart:scatter">
            <chart:domain table:cell-range-address="exponencial.B7:exponencial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exponencial.C6:exponencial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exponencial.B7:exponencial.B27</svg:desc>
                </draw:g>
              </table:table-cell>
              <table:table-cell office:value-type="float" office:value="0">
                <text:p>0</text:p>
                <draw:g>
                  <svg:desc>exponencial.C7:exponencial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3.578cm" svg:y="0.329cm" chart:style-name="ch2">
          <text:p>Cálculo Constantes de Ecuación Logarítmica</text:p>
        </chart:title>
        <chart:plot-area chart:style-name="ch3" table:cell-range-address="logaritmica.B7:logaritmica.C27 logaritmica.C6:logaritmica.C6" chart:data-source-has-labels="row" svg:x="1.331cm" svg:y="1.301cm" svg:width="14.349cm" svg:height="7.206cm">
          <chartooo:coordinate-region svg:x="2.058cm" svg:y="1.456cm" svg:width="13.342cm" svg:height="6.807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logaritmica.C7:logaritmica.C27" chart:label-cell-address="logaritmica.C6:logaritmica.C6" chart:class="chart:scatter">
            <chart:domain table:cell-range-address="logaritmica.B7:logaritmica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logaritmica.C6:logaritmica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logaritmica.B7:logaritmica.B27</svg:desc>
                </draw:g>
              </table:table-cell>
              <table:table-cell office:value-type="float" office:value="0">
                <text:p>0</text:p>
                <draw:g>
                  <svg:desc>logaritmica.C7:logaritmica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3.869cm" svg:y="0.329cm" chart:style-name="ch2">
          <text:p>Cálculo Constantes de Ecuación Potencia</text:p>
        </chart:title>
        <chart:plot-area chart:style-name="ch3" table:cell-range-address="potencia.B7:potencia.C27 potencia.C6:potencia.C6" chart:data-source-has-labels="row" svg:x="1.331cm" svg:y="1.301cm" svg:width="14.349cm" svg:height="7.206cm">
          <chartooo:coordinate-region svg:x="2.058cm" svg:y="1.456cm" svg:width="13.342cm" svg:height="6.807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potencia.C7:potencia.C27" chart:label-cell-address="potencia.C6:potencia.C6" chart:class="chart:scatter">
            <chart:domain table:cell-range-address="potencia.B7:potencia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potencia.C6:potencia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potencia.B7:potencia.B27</svg:desc>
                </draw:g>
              </table:table-cell>
              <table:table-cell office:value-type="float" office:value="0">
                <text:p>0</text:p>
                <draw:g>
                  <svg:desc>potencia.C7:potencia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3.657cm" svg:y="0.329cm" chart:style-name="ch2">
          <text:p>Cálculo Constantes de Ecuación Polinómica</text:p>
        </chart:title>
        <chart:plot-area chart:style-name="ch3" table:cell-range-address="polinomica.B7:polinomica.C27 polinomica.C6:polinomica.C6" chart:data-source-has-labels="row" svg:x="1.331cm" svg:y="1.301cm" svg:width="14.349cm" svg:height="7.206cm">
          <chartooo:coordinate-region svg:x="2.058cm" svg:y="1.456cm" svg:width="13.342cm" svg:height="6.807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polinomica.C7:polinomica.C27" chart:label-cell-address="polinomica.C6:polinomica.C6" chart:class="chart:scatter">
            <chart:domain table:cell-range-address="polinomica.B7:polinomica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polinomica.C6:polinomica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polinomica.B7:polinomica.B27</svg:desc>
                </draw:g>
              </table:table-cell>
              <table:table-cell office:value-type="float" office:value="0">
                <text:p>0</text:p>
                <draw:g>
                  <svg:desc>polinomica.C7:polinomica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4.146cm" svg:y="0.329cm" chart:style-name="ch2">
          <text:p>Cálculo Constantes de Ecuación Lineal</text:p>
        </chart:title>
        <chart:plot-area chart:style-name="ch3" table:cell-range-address="voltaje.B7:voltaje.C27 voltaje.C6:voltaje.C6" chart:data-source-has-labels="row" svg:x="1.331cm" svg:y="1.301cm" svg:width="14.349cm" svg:height="7.206cm">
          <chartooo:coordinate-region svg:x="1.952cm" svg:y="1.5cm" svg:width="13.355cm" svg:height="6.36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voltaje.C7:voltaje.C27" chart:label-cell-address="voltaje.C6:voltaje.C6" chart:class="chart:scatter">
            <chart:domain table:cell-range-address="voltaje.B7:voltaje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voltaje.C6:voltaje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5">
                <text:p>915</text:p>
                <draw:g>
                  <svg:desc>voltaje.B7:voltaje.B27</svg:desc>
                </draw:g>
              </table:table-cell>
              <table:table-cell office:value-type="float" office:value="21.7">
                <text:p>21.7</text:p>
                <draw:g>
                  <svg:desc>voltaje.C7:voltaj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5">
                <text:p>82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0">
                <text:p>660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0">
                <text:p>52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6">
                <text:p>95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0">
                <text:p>98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0">
                <text:p>101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681cm" xlink:href=".." xlink:type="simple" chart:class="chart:scatter" chart:style-name="ch1">
        <chart:title svg:x="4.146cm" svg:y="0.329cm" chart:style-name="ch2">
          <text:p>Cálculo Constantes de Ecuación Lineal</text:p>
        </chart:title>
        <chart:plot-area chart:style-name="ch3" table:cell-range-address="amperios.B7:amperios.C27 amperios.C6:amperios.C6" chart:data-source-has-labels="row" svg:x="1.331cm" svg:y="1.301cm" svg:width="14.349cm" svg:height="7.206cm">
          <chartooo:coordinate-region svg:x="2.058cm" svg:y="1.5cm" svg:width="13.342cm" svg:height="6.36cm"/>
          <chart:axis chart:dimension="x" chart:name="primary-x" chart:style-name="ch4">
            <chart:title svg:x="7.522cm" svg:y="8.7cm" chart:style-name="ch5">
              <text:p>Valores RAW</text:p>
            </chart:title>
            <chart:grid chart:style-name="ch6" chart:class="major"/>
          </chart:axis>
          <chart:axis chart:dimension="y" chart:name="primary-y" chart:style-name="ch4">
            <chart:title svg:x="0.451cm" svg:y="6.073cm" chart:style-name="ch7">
              <text:p>Valores Reales</text:p>
            </chart:title>
            <chart:grid chart:style-name="ch6" chart:class="major"/>
          </chart:axis>
          <chart:series chart:style-name="ch8" chart:values-cell-range-address="amperios.C7:amperios.C27" chart:label-cell-address="amperios.C6:amperios.C6" chart:class="chart:scatter">
            <chart:domain table:cell-range-address="amperios.B7:amperios.B27"/>
            <chart:regression-curve chart:style-name="ch9">
              <chart:equation chart:display-equation="true" chart:display-r-square="false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alor Real</text:p>
                <draw:g>
                  <svg:desc>amperios.C6:amperios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amperios.B7:amperios.B27</svg:desc>
                </draw:g>
              </table:table-cell>
              <table:table-cell office:value-type="float" office:value="0">
                <text:p>0</text:p>
                <draw:g>
                  <svg:desc>amperios.C7:amperios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5">
                <text:p>51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2">
                <text:p>52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